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7.36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_0</text:p>
          </table:table-cell>
          <table:table-cell office:value-type="float" office:value="445" calcext:value-type="float">
            <text:p>44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1</text:p>
          </table:table-cell>
          <table:table-cell office:value-type="float" office:value="520" calcext:value-type="float">
            <text:p>52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2</text:p>
          </table:table-cell>
          <table:table-cell office:value-type="float" office:value="623" calcext:value-type="float">
            <text:p>62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3</text:p>
          </table:table-cell>
          <table:table-cell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4</text:p>
          </table:table-cell>
          <table:table-cell office:value-type="float" office:value="800" calcext:value-type="float">
            <text:p>80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5</text:p>
          </table:table-cell>
          <table:table-cell office:value-type="float" office:value="874" calcext:value-type="float">
            <text:p>87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6</text:p>
          </table:table-cell>
          <table:table-cell office:value-type="float" office:value="949" calcext:value-type="float">
            <text:p>94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7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adhar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dhar Number_0</text:p>
          </table:table-cell>
          <table:table-cell office:value-type="float" office:value="1606" calcext:value-type="float">
            <text:p>160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</text:p>
          </table:table-cell>
          <table:table-cell office:value-type="float" office:value="1666" calcext:value-type="float">
            <text:p>166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2</text:p>
          </table:table-cell>
          <table:table-cell office:value-type="float" office:value="1719" calcext:value-type="float">
            <text:p>17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3</text:p>
          </table:table-cell>
          <table:table-cell office:value-type="float" office:value="1778" calcext:value-type="float">
            <text:p>177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4</text:p>
          </table:table-cell>
          <table:table-cell office:value-type="float" office:value="1836" calcext:value-type="float">
            <text:p>183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5</text:p>
          </table:table-cell>
          <table:table-cell office:value-type="float" office:value="1894" calcext:value-type="float">
            <text:p>189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6</text:p>
          </table:table-cell>
          <table:table-cell office:value-type="float" office:value="1953" calcext:value-type="float">
            <text:p>19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7</text:p>
          </table:table-cell>
          <table:table-cell office:value-type="float" office:value="2010" calcext:value-type="float">
            <text:p>201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8</text:p>
          </table:table-cell>
          <table:table-cell office:value-type="float" office:value="2129" calcext:value-type="float">
            <text:p>212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9</text:p>
          </table:table-cell>
          <table:table-cell office:value-type="float" office:value="2188" calcext:value-type="float">
            <text:p>218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0</text:p>
          </table:table-cell>
          <table:table-cell office:value-type="float" office:value="2246" calcext:value-type="float">
            <text:p>224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sent Address Lin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 Address Line_0</text:p>
          </table:table-cell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</text:p>
          </table:table-cell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</text:p>
          </table:table-cell>
          <table:table-cell office:value-type="float" office:value="618" calcext:value-type="float">
            <text:p>61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4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5</text:p>
          </table:table-cell>
          <table:table-cell office:value-type="float" office:value="734" calcext:value-type="float">
            <text:p>73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6</text:p>
          </table:table-cell>
          <table:table-cell office:value-type="float" office:value="792" calcext:value-type="float">
            <text:p>7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7</text:p>
          </table:table-cell>
          <table:table-cell office:value-type="float" office:value="850" calcext:value-type="float">
            <text:p>8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8</text:p>
          </table:table-cell>
          <table:table-cell office:value-type="float" office:value="908" calcext:value-type="float">
            <text:p>9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9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0</text:p>
          </table:table-cell>
          <table:table-cell office:value-type="float" office:value="1026" calcext:value-type="float">
            <text:p>102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1</text:p>
          </table:table-cell>
          <table:table-cell office:value-type="float" office:value="1082" calcext:value-type="float">
            <text:p>10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2</text:p>
          </table:table-cell>
          <table:table-cell office:value-type="float" office:value="1140" calcext:value-type="float">
            <text:p>11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3</text:p>
          </table:table-cell>
          <table:table-cell office:value-type="float" office:value="1197" calcext:value-type="float">
            <text:p>119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4</text:p>
          </table:table-cell>
          <table:table-cell office:value-type="float" office:value="1256" calcext:value-type="float">
            <text:p>125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5</text:p>
          </table:table-cell>
          <table:table-cell office:value-type="float" office:value="1314" calcext:value-type="float">
            <text:p>131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6</text:p>
          </table:table-cell>
          <table:table-cell office:value-type="float" office:value="1373" calcext:value-type="float">
            <text:p>1373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7</text:p>
          </table:table-cell>
          <table:table-cell office:value-type="float" office:value="1431" calcext:value-type="float">
            <text:p>143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8</text:p>
          </table:table-cell>
          <table:table-cell office:value-type="float" office:value="1489" calcext:value-type="float">
            <text:p>148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9</text:p>
          </table:table-cell>
          <table:table-cell office:value-type="float" office:value="1545" calcext:value-type="float">
            <text:p>15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0</text:p>
          </table:table-cell>
          <table:table-cell office:value-type="float" office:value="1604" calcext:value-type="float">
            <text:p>160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1</text:p>
          </table:table-cell>
          <table:table-cell office:value-type="float" office:value="1662" calcext:value-type="float">
            <text:p>166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2</text:p>
          </table:table-cell>
          <table:table-cell office:value-type="float" office:value="1719" calcext:value-type="float">
            <text:p>171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3</text:p>
          </table:table-cell>
          <table:table-cell office:value-type="float" office:value="1777" calcext:value-type="float">
            <text:p>177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4</text:p>
          </table:table-cell>
          <table:table-cell office:value-type="float" office:value="1835" calcext:value-type="float">
            <text:p>183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5</text:p>
          </table:table-cell>
          <table:table-cell office:value-type="float" office:value="1892" calcext:value-type="float">
            <text:p>18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6</text:p>
          </table:table-cell>
          <table:table-cell office:value-type="float" office:value="1950" calcext:value-type="float">
            <text:p>19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7</text:p>
          </table:table-cell>
          <table:table-cell office:value-type="float" office:value="2008" calcext:value-type="float">
            <text:p>20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8</text:p>
          </table:table-cell>
          <table:table-cell office:value-type="float" office:value="2066" calcext:value-type="float">
            <text:p>20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9</text:p>
          </table:table-cell>
          <table:table-cell office:value-type="float" office:value="2124" calcext:value-type="float">
            <text:p>212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0</text:p>
          </table:table-cell>
          <table:table-cell office:value-type="float" office:value="2182" calcext:value-type="float">
            <text:p>21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1</text:p>
          </table:table-cell>
          <table:table-cell office:value-type="float" office:value="2240" calcext:value-type="float">
            <text:p>22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2</text:p>
          </table:table-cell>
          <table:table-cell office:value-type="float" office:value="444" calcext:value-type="float">
            <text:p>4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3</text:p>
          </table:table-cell>
          <table:table-cell office:value-type="float" office:value="502" calcext:value-type="float">
            <text:p>50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4</text:p>
          </table:table-cell>
          <table:table-cell office:value-type="float" office:value="559" calcext:value-type="float">
            <text:p>55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5</text:p>
          </table:table-cell>
          <table:table-cell office:value-type="float" office:value="616" calcext:value-type="float">
            <text:p>6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6</text:p>
          </table:table-cell>
          <table:table-cell office:value-type="float" office:value="673" calcext:value-type="float">
            <text:p>67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7</text:p>
          </table:table-cell>
          <table:table-cell office:value-type="float" office:value="730" calcext:value-type="float">
            <text:p>73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8</text:p>
          </table:table-cell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9</text:p>
          </table:table-cell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0</text:p>
          </table:table-cell>
          <table:table-cell office:value-type="float" office:value="901" calcext:value-type="float">
            <text:p>90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1</text:p>
          </table:table-cell>
          <table:table-cell office:value-type="float" office:value="958" calcext:value-type="float">
            <text:p>95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2</text:p>
          </table:table-cell>
          <table:table-cell office:value-type="float" office:value="1015" calcext:value-type="float">
            <text:p>101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3</text:p>
          </table:table-cell>
          <table:table-cell office:value-type="float" office:value="1072" calcext:value-type="float">
            <text:p>107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4</text:p>
          </table:table-cell>
          <table:table-cell office:value-type="float" office:value="1129" calcext:value-type="float">
            <text:p>112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5</text:p>
          </table:table-cell>
          <table:table-cell office:value-type="float" office:value="1186" calcext:value-type="float">
            <text:p>118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6</text:p>
          </table:table-cell>
          <table:table-cell office:value-type="float" office:value="1243" calcext:value-type="float">
            <text:p>124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7</text:p>
          </table:table-cell>
          <table:table-cell office:value-type="float" office:value="1300" calcext:value-type="float">
            <text:p>130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8</text:p>
          </table:table-cell>
          <table:table-cell office:value-type="float" office:value="1357" calcext:value-type="float">
            <text:p>135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9</text:p>
          </table:table-cell>
          <table:table-cell office:value-type="float" office:value="1414" calcext:value-type="float">
            <text:p>141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0</text:p>
          </table:table-cell>
          <table:table-cell office:value-type="float" office:value="1471" calcext:value-type="float">
            <text:p>147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1</text:p>
          </table:table-cell>
          <table:table-cell office:value-type="float" office:value="1528" calcext:value-type="float">
            <text:p>152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2</text:p>
          </table:table-cell>
          <table:table-cell office:value-type="float" office:value="1585" calcext:value-type="float">
            <text:p>158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3</text:p>
          </table:table-cell>
          <table:table-cell office:value-type="float" office:value="1642" calcext:value-type="float">
            <text:p>164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4</text:p>
          </table:table-cell>
          <table:table-cell office:value-type="float" office:value="1699" calcext:value-type="float">
            <text:p>169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5</text:p>
          </table:table-cell>
          <table:table-cell office:value-type="float" office:value="1756" calcext:value-type="float">
            <text:p>175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6</text:p>
          </table:table-cell>
          <table:table-cell office:value-type="float" office:value="1813" calcext:value-type="float">
            <text:p>181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7</text:p>
          </table:table-cell>
          <table:table-cell office:value-type="float" office:value="1870" calcext:value-type="float">
            <text:p>187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8</text:p>
          </table:table-cell>
          <table:table-cell office:value-type="float" office:value="1927" calcext:value-type="float">
            <text:p>192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9</text:p>
          </table:table-cell>
          <table:table-cell office:value-type="float" office:value="1984" calcext:value-type="float">
            <text:p>198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0</text:p>
          </table:table-cell>
          <table:table-cell office:value-type="float" office:value="2041" calcext:value-type="float">
            <text:p>204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1</text:p>
          </table:table-cell>
          <table:table-cell office:value-type="float" office:value="2098" calcext:value-type="float">
            <text:p>209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2</text:p>
          </table:table-cell>
          <table:table-cell office:value-type="float" office:value="2155" calcext:value-type="float">
            <text:p>215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3</text:p>
          </table:table-cell>
          <table:table-cell office:value-type="float" office:value="2212" calcext:value-type="float">
            <text:p>221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udents Mobil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ents Mobile Number_0</text:p>
          </table:table-cell>
          <table:table-cell office:value-type="float" office:value="441" calcext:value-type="float">
            <text:p>44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1</text:p>
          </table:table-cell>
          <table:table-cell office:value-type="float" office:value="502" calcext:value-type="float">
            <text:p>502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2</text:p>
          </table:table-cell>
          <table:table-cell office:value-type="float" office:value="561" calcext:value-type="float">
            <text:p>56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3</text:p>
          </table:table-cell>
          <table:table-cell office:value-type="float" office:value="620" calcext:value-type="float">
            <text:p>620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4</text:p>
          </table:table-cell>
          <table:table-cell office:value-type="float" office:value="679" calcext:value-type="float">
            <text:p>679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5</text:p>
          </table:table-cell>
          <table:table-cell office:value-type="float" office:value="738" calcext:value-type="float">
            <text:p>738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6</text:p>
          </table:table-cell>
          <table:table-cell office:value-type="float" office:value="797" calcext:value-type="float">
            <text:p>79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7</text:p>
          </table:table-cell>
          <table:table-cell office:value-type="float" office:value="856" calcext:value-type="float">
            <text:p>856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8</text:p>
          </table:table-cell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9</text:p>
          </table:table-cell>
          <table:table-cell office:value-type="float" office:value="965" calcext:value-type="float">
            <text:p>96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_0</text:p>
          </table:table-cell>
          <table:table-cell office:value-type="float" office:value="442" calcext:value-type="float">
            <text:p>44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1</text:p>
          </table:table-cell>
          <table:table-cell office:value-type="float" office:value="502" calcext:value-type="float">
            <text:p>50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2</text:p>
          </table:table-cell>
          <table:table-cell office:value-type="float" office:value="561" calcext:value-type="float">
            <text:p>561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3</text:p>
          </table:table-cell>
          <table:table-cell office:value-type="float" office:value="620" calcext:value-type="float">
            <text:p>62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4</text:p>
          </table:table-cell>
          <table:table-cell office:value-type="float" office:value="679" calcext:value-type="float">
            <text:p>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5</text:p>
          </table:table-cell>
          <table:table-cell office:value-type="float" office:value="738" calcext:value-type="float">
            <text:p>738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6</text:p>
          </table:table-cell>
          <table:table-cell office:value-type="float" office:value="797" calcext:value-type="float">
            <text:p>797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7</text:p>
          </table:table-cell>
          <table:table-cell office:value-type="float" office:value="856" calcext:value-type="float">
            <text:p>8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8</text:p>
          </table:table-cell>
          <table:table-cell office:value-type="float" office:value="915" calcext:value-type="float">
            <text:p>915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Email_9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22" calcext:value-type="float">
            <text:p>922</text:p>
          </table:table-cell>
          <table:table-cell table:style-name="ce1"/>
          <table:table-cell table:style-name="ce1" office:value-type="float" office:value="1033" calcext:value-type="float">
            <text:p>1033</text:p>
          </table:table-cell>
          <table:table-cell office:value-type="float" office:value="971" calcext:value-type="float">
            <text:p>971</text:p>
          </table:table-cell>
          <table:table-cell table:style-name="ce1"/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Gender_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Fe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822" calcext:value-type="float">
            <text:p>1822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+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Hindu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Muslim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Christi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Sikh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Pars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Ja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878" calcext:value-type="float">
            <text:p>1878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Gener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C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B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ategory_Others_TextBox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/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1420" calcext:value-type="float">
            <text:p>1420</text:p>
          </table:table-cell>
          <table:table-cell table:style-name="ce3"/>
          <table:table-cell table:style-name="ce3" office:value-type="float" office:value="2091" calcext:value-type="float">
            <text:p>2091</text:p>
          </table:table-cell>
          <table:table-cell table:style-name="ce3" office:value-type="float" office:value="1485" calcext:value-type="float">
            <text:p>1485</text:p>
          </table:table-cell>
          <table:table-cell/>
        </table:table-row>
        <table:table-row table:style-name="ro1">
          <table:table-cell table:style-name="ce3" table:number-columns-repeated="7"/>
        </table:table-row>
        <table:table-row table:style-name="ro1">
          <table:table-cell office:value-type="string" calcext:value-type="string">
            <text:p>Special_Cases_SinglePar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Orph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CriticalDisea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NotApplicab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Percentage_of_disabilit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81" calcext:value-type="float">
            <text:p>2181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Sing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Danc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Poet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Musi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Theat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EssayWri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por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Pain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culp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877" calcext:value-type="float">
            <text:p>1877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FirstName_0</text:p>
          </table:table-cell>
          <table:table-cell office:value-type="float" office:value="431" calcext:value-type="float">
            <text:p>431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</text:p>
          </table:table-cell>
          <table:table-cell office:value-type="float" office:value="489" calcext:value-type="float">
            <text:p>489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297]+58" office:value-type="float" office:value="547" calcext:value-type="float">
            <text:p>547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2</text:p>
          </table:table-cell>
          <table:table-cell table:formula="of:=[.B298]+58" office:value-type="float" office:value="547" calcext:value-type="float">
            <text:p>547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298]+58" office:value-type="float" office:value="605" calcext:value-type="float">
            <text:p>60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3</text:p>
          </table:table-cell>
          <table:table-cell table:formula="of:=[.B299]+58" office:value-type="float" office:value="605" calcext:value-type="float">
            <text:p>60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299]+58" office:value-type="float" office:value="663" calcext:value-type="float">
            <text:p>663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4</text:p>
          </table:table-cell>
          <table:table-cell table:formula="of:=[.B300]+58" office:value-type="float" office:value="663" calcext:value-type="float">
            <text:p>663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0]+58" office:value-type="float" office:value="721" calcext:value-type="float">
            <text:p>721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5</text:p>
          </table:table-cell>
          <table:table-cell table:formula="of:=[.B301]+58" office:value-type="float" office:value="721" calcext:value-type="float">
            <text:p>721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1]+58" office:value-type="float" office:value="779" calcext:value-type="float">
            <text:p>779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6</text:p>
          </table:table-cell>
          <table:table-cell table:formula="of:=[.B302]+58" office:value-type="float" office:value="779" calcext:value-type="float">
            <text:p>779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2]+58" office:value-type="float" office:value="837" calcext:value-type="float">
            <text:p>837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7</text:p>
          </table:table-cell>
          <table:table-cell table:formula="of:=[.B303]+58" office:value-type="float" office:value="837" calcext:value-type="float">
            <text:p>837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3]+58" office:value-type="float" office:value="895" calcext:value-type="float">
            <text:p>89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8</text:p>
          </table:table-cell>
          <table:table-cell table:formula="of:=[.B304]+58" office:value-type="float" office:value="895" calcext:value-type="float">
            <text:p>89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4]+58" office:value-type="float" office:value="953" calcext:value-type="float">
            <text:p>953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9</text:p>
          </table:table-cell>
          <table:table-cell table:formula="of:=[.B305]+58" office:value-type="float" office:value="953" calcext:value-type="float">
            <text:p>953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5]+58" office:value-type="float" office:value="1011" calcext:value-type="float">
            <text:p>1011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0</text:p>
          </table:table-cell>
          <table:table-cell table:formula="of:=[.B306]+58" office:value-type="float" office:value="1011" calcext:value-type="float">
            <text:p>1011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6]+58" office:value-type="float" office:value="1069" calcext:value-type="float">
            <text:p>1069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1</text:p>
          </table:table-cell>
          <table:table-cell table:formula="of:=[.B307]+58" office:value-type="float" office:value="1069" calcext:value-type="float">
            <text:p>1069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7]+58" office:value-type="float" office:value="1127" calcext:value-type="float">
            <text:p>1127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2</text:p>
          </table:table-cell>
          <table:table-cell table:formula="of:=[.B308]+58" office:value-type="float" office:value="1127" calcext:value-type="float">
            <text:p>1127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8]+58" office:value-type="float" office:value="1185" calcext:value-type="float">
            <text:p>118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LastName_0</text:p>
          </table:table-cell>
          <table:table-cell office:value-type="float" office:value="1539" calcext:value-type="float">
            <text:p>1539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</text:p>
          </table:table-cell>
          <table:table-cell office:value-type="float" office:value="1597" calcext:value-type="float">
            <text:p>159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1]+58" office:value-type="float" office:value="1655" calcext:value-type="float">
            <text:p>1655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2</text:p>
          </table:table-cell>
          <table:table-cell table:formula="of:=[.B312]+58" office:value-type="float" office:value="1655" calcext:value-type="float">
            <text:p>1655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2]+58" office:value-type="float" office:value="1713" calcext:value-type="float">
            <text:p>1713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3</text:p>
          </table:table-cell>
          <table:table-cell table:formula="of:=[.B313]+58" office:value-type="float" office:value="1713" calcext:value-type="float">
            <text:p>1713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3]+58" office:value-type="float" office:value="1771" calcext:value-type="float">
            <text:p>1771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4</text:p>
          </table:table-cell>
          <table:table-cell table:formula="of:=[.B314]+58" office:value-type="float" office:value="1771" calcext:value-type="float">
            <text:p>1771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4]+58" office:value-type="float" office:value="1829" calcext:value-type="float">
            <text:p>1829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5</text:p>
          </table:table-cell>
          <table:table-cell table:formula="of:=[.B315]+58" office:value-type="float" office:value="1829" calcext:value-type="float">
            <text:p>1829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5]+58" office:value-type="float" office:value="1887" calcext:value-type="float">
            <text:p>188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6</text:p>
          </table:table-cell>
          <table:table-cell table:formula="of:=[.B316]+58" office:value-type="float" office:value="1887" calcext:value-type="float">
            <text:p>188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6]+58" office:value-type="float" office:value="1945" calcext:value-type="float">
            <text:p>1945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7</text:p>
          </table:table-cell>
          <table:table-cell table:formula="of:=[.B317]+58" office:value-type="float" office:value="1945" calcext:value-type="float">
            <text:p>1945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7]+58" office:value-type="float" office:value="2003" calcext:value-type="float">
            <text:p>2003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8</text:p>
          </table:table-cell>
          <table:table-cell table:formula="of:=[.B318]+58" office:value-type="float" office:value="2003" calcext:value-type="float">
            <text:p>2003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8]+58" office:value-type="float" office:value="2061" calcext:value-type="float">
            <text:p>2061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9</text:p>
          </table:table-cell>
          <table:table-cell table:formula="of:=[.B319]+58" office:value-type="float" office:value="2061" calcext:value-type="float">
            <text:p>2061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9]+58" office:value-type="float" office:value="2119" calcext:value-type="float">
            <text:p>2119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0</text:p>
          </table:table-cell>
          <table:table-cell table:formula="of:=[.B320]+58" office:value-type="float" office:value="2119" calcext:value-type="float">
            <text:p>2119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20]+58" office:value-type="float" office:value="2177" calcext:value-type="float">
            <text:p>217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1</text:p>
          </table:table-cell>
          <table:table-cell table:formula="of:=[.B321]+58" office:value-type="float" office:value="2177" calcext:value-type="float">
            <text:p>217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21]+58" office:value-type="float" office:value="2235" calcext:value-type="float">
            <text:p>2235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2</text:p>
          </table:table-cell>
          <table:table-cell table:formula="of:=[.B322]+58" office:value-type="float" office:value="2235" calcext:value-type="float">
            <text:p>2235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22]+58" office:value-type="float" office:value="2293" calcext:value-type="float">
            <text:p>2293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Occupation_0</text:p>
          </table:table-cell>
          <table:table-cell office:value-type="float" office:value="430" calcext:value-type="float">
            <text:p>430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</text:p>
          </table:table-cell>
          <table:table-cell office:value-type="float" office:value="489" calcext:value-type="float">
            <text:p>48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5]+58" office:value-type="float" office:value="547" calcext:value-type="float">
            <text:p>547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2</text:p>
          </table:table-cell>
          <table:table-cell table:formula="of:=[.B326]+58" office:value-type="float" office:value="547" calcext:value-type="float">
            <text:p>547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6]+58" office:value-type="float" office:value="605" calcext:value-type="float">
            <text:p>605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3</text:p>
          </table:table-cell>
          <table:table-cell table:formula="of:=[.B327]+58" office:value-type="float" office:value="605" calcext:value-type="float">
            <text:p>605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7]+58" office:value-type="float" office:value="663" calcext:value-type="float">
            <text:p>663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4</text:p>
          </table:table-cell>
          <table:table-cell table:formula="of:=[.B328]+58" office:value-type="float" office:value="663" calcext:value-type="float">
            <text:p>663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8]+58" office:value-type="float" office:value="721" calcext:value-type="float">
            <text:p>721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5</text:p>
          </table:table-cell>
          <table:table-cell table:formula="of:=[.B329]+58" office:value-type="float" office:value="721" calcext:value-type="float">
            <text:p>721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9]+58" office:value-type="float" office:value="779" calcext:value-type="float">
            <text:p>77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6</text:p>
          </table:table-cell>
          <table:table-cell table:formula="of:=[.B330]+58" office:value-type="float" office:value="779" calcext:value-type="float">
            <text:p>77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0]+58" office:value-type="float" office:value="837" calcext:value-type="float">
            <text:p>837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7</text:p>
          </table:table-cell>
          <table:table-cell table:formula="of:=[.B331]+58" office:value-type="float" office:value="837" calcext:value-type="float">
            <text:p>837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1]+58" office:value-type="float" office:value="895" calcext:value-type="float">
            <text:p>895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8</text:p>
          </table:table-cell>
          <table:table-cell table:formula="of:=[.B332]+58" office:value-type="float" office:value="895" calcext:value-type="float">
            <text:p>895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2]+58" office:value-type="float" office:value="953" calcext:value-type="float">
            <text:p>953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9</text:p>
          </table:table-cell>
          <table:table-cell table:formula="of:=[.B333]+58" office:value-type="float" office:value="953" calcext:value-type="float">
            <text:p>953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3]+58" office:value-type="float" office:value="1011" calcext:value-type="float">
            <text:p>1011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0</text:p>
          </table:table-cell>
          <table:table-cell table:formula="of:=[.B334]+58" office:value-type="float" office:value="1011" calcext:value-type="float">
            <text:p>1011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4]+58" office:value-type="float" office:value="1069" calcext:value-type="float">
            <text:p>106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1</text:p>
          </table:table-cell>
          <table:table-cell table:formula="of:=[.B335]+58" office:value-type="float" office:value="1069" calcext:value-type="float">
            <text:p>106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5]+58" office:value-type="float" office:value="1127" calcext:value-type="float">
            <text:p>1127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2</text:p>
          </table:table-cell>
          <table:table-cell table:formula="of:=[.B336]+58" office:value-type="float" office:value="1127" calcext:value-type="float">
            <text:p>1127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6]+58" office:value-type="float" office:value="1185" calcext:value-type="float">
            <text:p>1185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MobileNumber_0</text:p>
          </table:table-cell>
          <table:table-cell office:value-type="float" office:value="1537" calcext:value-type="float">
            <text:p>153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1</text:p>
          </table:table-cell>
          <table:table-cell office:value-type="float" office:value="1596" calcext:value-type="float">
            <text:p>159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39]+58" office:value-type="float" office:value="1654" calcext:value-type="float">
            <text:p>1654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2</text:p>
          </table:table-cell>
          <table:table-cell table:formula="of:=[.B340]+58" office:value-type="float" office:value="1654" calcext:value-type="float">
            <text:p>1654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0]+58" office:value-type="float" office:value="1712" calcext:value-type="float">
            <text:p>1712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3</text:p>
          </table:table-cell>
          <table:table-cell table:formula="of:=[.B341]+58" office:value-type="float" office:value="1712" calcext:value-type="float">
            <text:p>1712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1]+58" office:value-type="float" office:value="1770" calcext:value-type="float">
            <text:p>1770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4</text:p>
          </table:table-cell>
          <table:table-cell table:formula="of:=[.B342]+58" office:value-type="float" office:value="1770" calcext:value-type="float">
            <text:p>177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2]+58" office:value-type="float" office:value="1828" calcext:value-type="float">
            <text:p>1828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5</text:p>
          </table:table-cell>
          <table:table-cell table:formula="of:=[.B343]+58" office:value-type="float" office:value="1828" calcext:value-type="float">
            <text:p>1828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3]+58" office:value-type="float" office:value="1886" calcext:value-type="float">
            <text:p>188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6</text:p>
          </table:table-cell>
          <table:table-cell table:formula="of:=[.B344]+58" office:value-type="float" office:value="1886" calcext:value-type="float">
            <text:p>188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4]+58" office:value-type="float" office:value="1944" calcext:value-type="float">
            <text:p>1944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7</text:p>
          </table:table-cell>
          <table:table-cell table:formula="of:=[.B345]+58" office:value-type="float" office:value="1944" calcext:value-type="float">
            <text:p>1944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5]+58" office:value-type="float" office:value="2002" calcext:value-type="float">
            <text:p>2002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8</text:p>
          </table:table-cell>
          <table:table-cell table:formula="of:=[.B346]+58" office:value-type="float" office:value="2002" calcext:value-type="float">
            <text:p>2002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6]+58" office:value-type="float" office:value="2060" calcext:value-type="float">
            <text:p>2060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9</text:p>
          </table:table-cell>
          <table:table-cell table:formula="of:=[.B347]+58" office:value-type="float" office:value="2060" calcext:value-type="float">
            <text:p>206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7]+58" office:value-type="float" office:value="2118" calcext:value-type="float">
            <text:p>2118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AnnualIncome_0</text:p>
          </table:table-cell>
          <table:table-cell office:value-type="float" office:value="487" calcext:value-type="float">
            <text:p>487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1</text:p>
          </table:table-cell>
          <table:table-cell office:value-type="float" office:value="546" calcext:value-type="float">
            <text:p>54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0]+58" office:value-type="float" office:value="604" calcext:value-type="float">
            <text:p>604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2</text:p>
          </table:table-cell>
          <table:table-cell table:formula="of:=[.B351]+58" office:value-type="float" office:value="604" calcext:value-type="float">
            <text:p>604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1]+58" office:value-type="float" office:value="662" calcext:value-type="float">
            <text:p>662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3</text:p>
          </table:table-cell>
          <table:table-cell table:formula="of:=[.B352]+58" office:value-type="float" office:value="662" calcext:value-type="float">
            <text:p>662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2]+58" office:value-type="float" office:value="720" calcext:value-type="float">
            <text:p>720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4</text:p>
          </table:table-cell>
          <table:table-cell table:formula="of:=[.B353]+58" office:value-type="float" office:value="720" calcext:value-type="float">
            <text:p>720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3]+58" office:value-type="float" office:value="778" calcext:value-type="float">
            <text:p>778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5</text:p>
          </table:table-cell>
          <table:table-cell table:formula="of:=[.B354]+58" office:value-type="float" office:value="778" calcext:value-type="float">
            <text:p>778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4]+58" office:value-type="float" office:value="836" calcext:value-type="float">
            <text:p>83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6</text:p>
          </table:table-cell>
          <table:table-cell table:formula="of:=[.B355]+58" office:value-type="float" office:value="836" calcext:value-type="float">
            <text:p>83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5]+58" office:value-type="float" office:value="894" calcext:value-type="float">
            <text:p>894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7</text:p>
          </table:table-cell>
          <table:table-cell table:formula="of:=[.B356]+58" office:value-type="float" office:value="894" calcext:value-type="float">
            <text:p>894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6]+58" office:value-type="float" office:value="952" calcext:value-type="float">
            <text:p>952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8</text:p>
          </table:table-cell>
          <table:table-cell table:formula="of:=[.B357]+58" office:value-type="float" office:value="952" calcext:value-type="float">
            <text:p>952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7]+58" office:value-type="float" office:value="1010" calcext:value-type="float">
            <text:p>1010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9</text:p>
          </table:table-cell>
          <table:table-cell table:formula="of:=[.B358]+58" office:value-type="float" office:value="1010" calcext:value-type="float">
            <text:p>1010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8]+58" office:value-type="float" office:value="1068" calcext:value-type="float">
            <text:p>1068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10</text:p>
          </table:table-cell>
          <table:table-cell table:formula="of:=[.B359]+58" office:value-type="float" office:value="1068" calcext:value-type="float">
            <text:p>1068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9]+58" office:value-type="float" office:value="1126" calcext:value-type="float">
            <text:p>112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table:style-name="ce3" office:value-type="string" calcext:value-type="string">
            <text:p>Father_AnnualIncome_11</text:p>
          </table:table-cell>
          <table:table-cell table:style-name="ce3" table:formula="of:=[.B360]+58" office:value-type="float" office:value="1126" calcext:value-type="float">
            <text:p>1126</text:p>
          </table:table-cell>
          <table:table-cell table:style-name="ce3" office:value-type="float" office:value="2103" calcext:value-type="float">
            <text:p>2103</text:p>
          </table:table-cell>
          <table:table-cell table:style-name="ce3"/>
          <table:table-cell table:style-name="ce3" table:formula="of:=[.E360]+58" office:value-type="float" office:value="1184" calcext:value-type="float">
            <text:p>1184</text:p>
          </table:table-cell>
          <table:table-cell table:style-name="ce3" office:value-type="float" office:value="2157" calcext:value-type="float">
            <text:p>2157</text:p>
          </table:table-cell>
          <table:table-cell table:style-name="ce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EmailID_0</text:p>
          </table:table-cell>
          <table:table-cell office:value-type="float" office:value="428" calcext:value-type="float">
            <text:p>428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</text:p>
          </table:table-cell>
          <table:table-cell office:value-type="float" office:value="485" calcext:value-type="float">
            <text:p>48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3]+58" office:value-type="float" office:value="543" calcext:value-type="float">
            <text:p>54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</text:p>
          </table:table-cell>
          <table:table-cell table:formula="of:=[.B364]+58" office:value-type="float" office:value="543" calcext:value-type="float">
            <text:p>543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4]+58" office:value-type="float" office:value="601" calcext:value-type="float">
            <text:p>60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3</text:p>
          </table:table-cell>
          <table:table-cell table:formula="of:=[.B365]+58" office:value-type="float" office:value="601" calcext:value-type="float">
            <text:p>601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5]+58" office:value-type="float" office:value="659" calcext:value-type="float">
            <text:p>659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4</text:p>
          </table:table-cell>
          <table:table-cell table:formula="of:=[.B366]+58" office:value-type="float" office:value="659" calcext:value-type="float">
            <text:p>659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6]+58" office:value-type="float" office:value="717" calcext:value-type="float">
            <text:p>717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5</text:p>
          </table:table-cell>
          <table:table-cell table:formula="of:=[.B367]+58" office:value-type="float" office:value="717" calcext:value-type="float">
            <text:p>717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7]+58" office:value-type="float" office:value="775" calcext:value-type="float">
            <text:p>77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6</text:p>
          </table:table-cell>
          <table:table-cell table:formula="of:=[.B368]+58" office:value-type="float" office:value="775" calcext:value-type="float">
            <text:p>77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8]+58" office:value-type="float" office:value="833" calcext:value-type="float">
            <text:p>83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7</text:p>
          </table:table-cell>
          <table:table-cell table:formula="of:=[.B369]+58" office:value-type="float" office:value="833" calcext:value-type="float">
            <text:p>833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9]+58" office:value-type="float" office:value="891" calcext:value-type="float">
            <text:p>89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8</text:p>
          </table:table-cell>
          <table:table-cell table:formula="of:=[.B370]+58" office:value-type="float" office:value="891" calcext:value-type="float">
            <text:p>891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0]+58" office:value-type="float" office:value="949" calcext:value-type="float">
            <text:p>949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9</text:p>
          </table:table-cell>
          <table:table-cell table:formula="of:=[.B371]+58" office:value-type="float" office:value="949" calcext:value-type="float">
            <text:p>949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1]+58" office:value-type="float" office:value="1007" calcext:value-type="float">
            <text:p>1007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0</text:p>
          </table:table-cell>
          <table:table-cell table:formula="of:=[.B372]+58" office:value-type="float" office:value="1007" calcext:value-type="float">
            <text:p>1007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2]+58" office:value-type="float" office:value="1065" calcext:value-type="float">
            <text:p>106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1</text:p>
          </table:table-cell>
          <table:table-cell table:formula="of:=[.B373]+58" office:value-type="float" office:value="1065" calcext:value-type="float">
            <text:p>106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3]+58" office:value-type="float" office:value="1123" calcext:value-type="float">
            <text:p>112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2</text:p>
          </table:table-cell>
          <table:table-cell table:formula="of:=[.B374]+58" office:value-type="float" office:value="1123" calcext:value-type="float">
            <text:p>1123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4]+58" office:value-type="float" office:value="1181" calcext:value-type="float">
            <text:p>118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3</text:p>
          </table:table-cell>
          <table:table-cell table:formula="of:=[.B375]+58" office:value-type="float" office:value="1181" calcext:value-type="float">
            <text:p>1181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5]+58" office:value-type="float" office:value="1239" calcext:value-type="float">
            <text:p>1239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4</text:p>
          </table:table-cell>
          <table:table-cell table:formula="of:=[.B376]+58" office:value-type="float" office:value="1239" calcext:value-type="float">
            <text:p>1239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6]+58" office:value-type="float" office:value="1297" calcext:value-type="float">
            <text:p>1297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5</text:p>
          </table:table-cell>
          <table:table-cell table:formula="of:=[.B377]+58" office:value-type="float" office:value="1297" calcext:value-type="float">
            <text:p>1297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7]+58" office:value-type="float" office:value="1355" calcext:value-type="float">
            <text:p>135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6</text:p>
          </table:table-cell>
          <table:table-cell table:formula="of:=[.B378]+58" office:value-type="float" office:value="1355" calcext:value-type="float">
            <text:p>135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8]+58" office:value-type="float" office:value="1413" calcext:value-type="float">
            <text:p>141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7</text:p>
          </table:table-cell>
          <table:table-cell table:formula="of:=[.B379]+58" office:value-type="float" office:value="1413" calcext:value-type="float">
            <text:p>1413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9]+58" office:value-type="float" office:value="1471" calcext:value-type="float">
            <text:p>147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8</text:p>
          </table:table-cell>
          <table:table-cell table:formula="of:=[.B380]+58" office:value-type="float" office:value="1471" calcext:value-type="float">
            <text:p>1471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0]+58" office:value-type="float" office:value="1529" calcext:value-type="float">
            <text:p>1529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9</text:p>
          </table:table-cell>
          <table:table-cell table:formula="of:=[.B381]+58" office:value-type="float" office:value="1529" calcext:value-type="float">
            <text:p>1529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1]+58" office:value-type="float" office:value="1587" calcext:value-type="float">
            <text:p>1587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0</text:p>
          </table:table-cell>
          <table:table-cell table:formula="of:=[.B382]+58" office:value-type="float" office:value="1587" calcext:value-type="float">
            <text:p>1587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2]+58" office:value-type="float" office:value="1645" calcext:value-type="float">
            <text:p>164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1</text:p>
          </table:table-cell>
          <table:table-cell table:formula="of:=[.B383]+58" office:value-type="float" office:value="1645" calcext:value-type="float">
            <text:p>164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3]+58" office:value-type="float" office:value="1703" calcext:value-type="float">
            <text:p>170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2</text:p>
          </table:table-cell>
          <table:table-cell table:formula="of:=[.B384]+58" office:value-type="float" office:value="1703" calcext:value-type="float">
            <text:p>1703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4]+58" office:value-type="float" office:value="1761" calcext:value-type="float">
            <text:p>176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3</text:p>
          </table:table-cell>
          <table:table-cell table:formula="of:=[.B385]+58" office:value-type="float" office:value="1761" calcext:value-type="float">
            <text:p>1761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5]+58" office:value-type="float" office:value="1819" calcext:value-type="float">
            <text:p>1819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4</text:p>
          </table:table-cell>
          <table:table-cell table:formula="of:=[.B386]+58" office:value-type="float" office:value="1819" calcext:value-type="float">
            <text:p>1819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6]+58" office:value-type="float" office:value="1877" calcext:value-type="float">
            <text:p>1877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5</text:p>
          </table:table-cell>
          <table:table-cell table:formula="of:=[.B387]+58" office:value-type="float" office:value="1877" calcext:value-type="float">
            <text:p>1877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7]+58" office:value-type="float" office:value="1935" calcext:value-type="float">
            <text:p>193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6</text:p>
          </table:table-cell>
          <table:table-cell table:formula="of:=[.B388]+58" office:value-type="float" office:value="1935" calcext:value-type="float">
            <text:p>193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8]+58"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7</text:p>
          </table:table-cell>
          <table:table-cell table:formula="of:=[.B389]+58" office:value-type="float" office:value="1993" calcext:value-type="float">
            <text:p>1993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9]+58" office:value-type="float" office:value="2051" calcext:value-type="float">
            <text:p>205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8</text:p>
          </table:table-cell>
          <table:table-cell table:formula="of:=[.B390]+58" office:value-type="float" office:value="2051" calcext:value-type="float">
            <text:p>2051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0]+58" office:value-type="float" office:value="2109" calcext:value-type="float">
            <text:p>2109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9</text:p>
          </table:table-cell>
          <table:table-cell table:formula="of:=[.B391]+58" office:value-type="float" office:value="2109" calcext:value-type="float">
            <text:p>2109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1]+58" office:value-type="float" office:value="2167" calcext:value-type="float">
            <text:p>2167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30</text:p>
          </table:table-cell>
          <table:table-cell table:formula="of:=[.B392]+58" office:value-type="float" office:value="2167" calcext:value-type="float">
            <text:p>2167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2]+58" office:value-type="float" office:value="2225" calcext:value-type="float">
            <text:p>222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31</text:p>
          </table:table-cell>
          <table:table-cell table:formula="of:=[.B393]+58" office:value-type="float" office:value="2225" calcext:value-type="float">
            <text:p>222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3]+58" office:value-type="float" office:value="2283" calcext:value-type="float">
            <text:p>228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FirstName_0</text:p>
          </table:table-cell>
          <table:table-cell office:value-type="float" office:value="425" calcext:value-type="float">
            <text:p>425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</text:p>
          </table:table-cell>
          <table:table-cell office:value-type="float" office:value="484" calcext:value-type="float">
            <text:p>48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6]+58" office:value-type="float" office:value="542" calcext:value-type="float">
            <text:p>542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2</text:p>
          </table:table-cell>
          <table:table-cell table:formula="of:=[.B397]+58" office:value-type="float" office:value="542" calcext:value-type="float">
            <text:p>542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7]+58"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3</text:p>
          </table:table-cell>
          <table:table-cell table:formula="of:=[.B398]+58" office:value-type="float" office:value="600" calcext:value-type="float">
            <text:p>600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8]+58" office:value-type="float" office:value="658" calcext:value-type="float">
            <text:p>658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4</text:p>
          </table:table-cell>
          <table:table-cell table:formula="of:=[.B399]+58" office:value-type="float" office:value="658" calcext:value-type="float">
            <text:p>658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9]+58" office:value-type="float" office:value="716" calcext:value-type="float">
            <text:p>716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5</text:p>
          </table:table-cell>
          <table:table-cell table:formula="of:=[.B400]+58" office:value-type="float" office:value="716" calcext:value-type="float">
            <text:p>716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0]+58" office:value-type="float" office:value="774" calcext:value-type="float">
            <text:p>77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6</text:p>
          </table:table-cell>
          <table:table-cell table:formula="of:=[.B401]+58" office:value-type="float" office:value="774" calcext:value-type="float">
            <text:p>77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1]+58" office:value-type="float" office:value="832" calcext:value-type="float">
            <text:p>832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7</text:p>
          </table:table-cell>
          <table:table-cell table:formula="of:=[.B402]+58" office:value-type="float" office:value="832" calcext:value-type="float">
            <text:p>832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2]+58" office:value-type="float" office:value="890" calcext:value-type="float">
            <text:p>890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8</text:p>
          </table:table-cell>
          <table:table-cell table:formula="of:=[.B403]+58" office:value-type="float" office:value="890" calcext:value-type="float">
            <text:p>890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3]+58" office:value-type="float" office:value="948" calcext:value-type="float">
            <text:p>948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9</text:p>
          </table:table-cell>
          <table:table-cell table:formula="of:=[.B404]+58" office:value-type="float" office:value="948" calcext:value-type="float">
            <text:p>948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4]+58"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0</text:p>
          </table:table-cell>
          <table:table-cell table:formula="of:=[.B405]+58" office:value-type="float" office:value="1006" calcext:value-type="float">
            <text:p>1006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5]+58" office:value-type="float" office:value="1064" calcext:value-type="float">
            <text:p>106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1</text:p>
          </table:table-cell>
          <table:table-cell table:formula="of:=[.B406]+58" office:value-type="float" office:value="1064" calcext:value-type="float">
            <text:p>106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6]+58" office:value-type="float" office:value="1122" calcext:value-type="float">
            <text:p>1122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2</text:p>
          </table:table-cell>
          <table:table-cell table:formula="of:=[.B407]+58" office:value-type="float" office:value="1122" calcext:value-type="float">
            <text:p>1122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7]+58" office:value-type="float" office:value="1180" calcext:value-type="float">
            <text:p>1180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LastName_0</text:p>
          </table:table-cell>
          <table:table-cell office:value-type="float" office:value="1535" calcext:value-type="float">
            <text:p>1535</text:p>
          </table:table-cell>
          <table:table-cell office:value-type="float" office:value="2353" calcext:value-type="float">
            <text:p>2353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</text:p>
          </table:table-cell>
          <table:table-cell office:value-type="float" office:value="1592" calcext:value-type="float">
            <text:p>159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0]+58" office:value-type="float" office:value="1650" calcext:value-type="float">
            <text:p>1650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2</text:p>
          </table:table-cell>
          <table:table-cell table:formula="of:=[.B411]+58" office:value-type="float" office:value="1650" calcext:value-type="float">
            <text:p>1650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1]+58" office:value-type="float" office:value="1708" calcext:value-type="float">
            <text:p>1708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3</text:p>
          </table:table-cell>
          <table:table-cell table:formula="of:=[.B412]+58" office:value-type="float" office:value="1708" calcext:value-type="float">
            <text:p>1708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2]+58" office:value-type="float" office:value="1766" calcext:value-type="float">
            <text:p>1766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4</text:p>
          </table:table-cell>
          <table:table-cell table:formula="of:=[.B413]+58" office:value-type="float" office:value="1766" calcext:value-type="float">
            <text:p>1766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3]+58" office:value-type="float" office:value="1824" calcext:value-type="float">
            <text:p>1824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5</text:p>
          </table:table-cell>
          <table:table-cell table:formula="of:=[.B414]+58" office:value-type="float" office:value="1824" calcext:value-type="float">
            <text:p>1824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4]+58" office:value-type="float" office:value="1882" calcext:value-type="float">
            <text:p>188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6</text:p>
          </table:table-cell>
          <table:table-cell table:formula="of:=[.B415]+58" office:value-type="float" office:value="1882" calcext:value-type="float">
            <text:p>188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5]+58" office:value-type="float" office:value="1940" calcext:value-type="float">
            <text:p>1940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7</text:p>
          </table:table-cell>
          <table:table-cell table:formula="of:=[.B416]+58" office:value-type="float" office:value="1940" calcext:value-type="float">
            <text:p>1940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6]+58" office:value-type="float" office:value="1998" calcext:value-type="float">
            <text:p>1998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8</text:p>
          </table:table-cell>
          <table:table-cell table:formula="of:=[.B417]+58" office:value-type="float" office:value="1998" calcext:value-type="float">
            <text:p>1998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7]+58" office:value-type="float" office:value="2056" calcext:value-type="float">
            <text:p>2056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9</text:p>
          </table:table-cell>
          <table:table-cell table:formula="of:=[.B418]+58" office:value-type="float" office:value="2056" calcext:value-type="float">
            <text:p>2056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8]+58" office:value-type="float" office:value="2114" calcext:value-type="float">
            <text:p>2114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0</text:p>
          </table:table-cell>
          <table:table-cell table:formula="of:=[.B419]+58" office:value-type="float" office:value="2114" calcext:value-type="float">
            <text:p>2114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9]+58" office:value-type="float" office:value="2172" calcext:value-type="float">
            <text:p>217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1</text:p>
          </table:table-cell>
          <table:table-cell table:formula="of:=[.B420]+58" office:value-type="float" office:value="2172" calcext:value-type="float">
            <text:p>217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20]+58" office:value-type="float" office:value="2230" calcext:value-type="float">
            <text:p>2230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2</text:p>
          </table:table-cell>
          <table:table-cell table:formula="of:=[.B421]+58" office:value-type="float" office:value="2230" calcext:value-type="float">
            <text:p>2230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21]+58" office:value-type="float" office:value="2288" calcext:value-type="float">
            <text:p>2288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Occupation_0</text:p>
          </table:table-cell>
          <table:table-cell office:value-type="float" office:value="425" calcext:value-type="float">
            <text:p>425</text:p>
          </table:table-cell>
          <table:table-cell office:value-type="float" office:value="2435" calcext:value-type="float">
            <text:p>243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</text:p>
          </table:table-cell>
          <table:table-cell office:value-type="float" office:value="482" calcext:value-type="float">
            <text:p>48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4]+58" office:value-type="float" office:value="540" calcext:value-type="float">
            <text:p>540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2</text:p>
          </table:table-cell>
          <table:table-cell table:formula="of:=[.B425]+58" office:value-type="float" office:value="540" calcext:value-type="float">
            <text:p>540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5]+58" office:value-type="float" office:value="598" calcext:value-type="float">
            <text:p>598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3</text:p>
          </table:table-cell>
          <table:table-cell table:formula="of:=[.B426]+58" office:value-type="float" office:value="598" calcext:value-type="float">
            <text:p>598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6]+58" office:value-type="float" office:value="656" calcext:value-type="float">
            <text:p>656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4</text:p>
          </table:table-cell>
          <table:table-cell table:formula="of:=[.B427]+58" office:value-type="float" office:value="656" calcext:value-type="float">
            <text:p>656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7]+58" office:value-type="float" office:value="714" calcext:value-type="float">
            <text:p>714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5</text:p>
          </table:table-cell>
          <table:table-cell table:formula="of:=[.B428]+58" office:value-type="float" office:value="714" calcext:value-type="float">
            <text:p>714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8]+58" office:value-type="float" office:value="772" calcext:value-type="float">
            <text:p>77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6</text:p>
          </table:table-cell>
          <table:table-cell table:formula="of:=[.B429]+58" office:value-type="float" office:value="772" calcext:value-type="float">
            <text:p>77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9]+58" office:value-type="float" office:value="830" calcext:value-type="float">
            <text:p>830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7</text:p>
          </table:table-cell>
          <table:table-cell table:formula="of:=[.B430]+58" office:value-type="float" office:value="830" calcext:value-type="float">
            <text:p>830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0]+58" office:value-type="float" office:value="888" calcext:value-type="float">
            <text:p>888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8</text:p>
          </table:table-cell>
          <table:table-cell table:formula="of:=[.B431]+58" office:value-type="float" office:value="888" calcext:value-type="float">
            <text:p>888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1]+58" office:value-type="float" office:value="946" calcext:value-type="float">
            <text:p>946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9</text:p>
          </table:table-cell>
          <table:table-cell table:formula="of:=[.B432]+58" office:value-type="float" office:value="946" calcext:value-type="float">
            <text:p>946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2]+58" office:value-type="float" office:value="1004" calcext:value-type="float">
            <text:p>1004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0</text:p>
          </table:table-cell>
          <table:table-cell table:formula="of:=[.B433]+58" office:value-type="float" office:value="1004" calcext:value-type="float">
            <text:p>1004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3]+58" office:value-type="float" office:value="1062" calcext:value-type="float">
            <text:p>106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1</text:p>
          </table:table-cell>
          <table:table-cell table:formula="of:=[.B434]+58" office:value-type="float" office:value="1062" calcext:value-type="float">
            <text:p>106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4]+58" office:value-type="float" office:value="1120" calcext:value-type="float">
            <text:p>1120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2</text:p>
          </table:table-cell>
          <table:table-cell table:formula="of:=[.B435]+58" office:value-type="float" office:value="1120" calcext:value-type="float">
            <text:p>1120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5]+58" office:value-type="float" office:value="1178" calcext:value-type="float">
            <text:p>1178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MobileNumber_0</text:p>
          </table:table-cell>
          <table:table-cell office:value-type="float" office:value="1534" calcext:value-type="float">
            <text:p>1534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1</text:p>
          </table:table-cell>
          <table:table-cell office:value-type="float" office:value="1591" calcext:value-type="float">
            <text:p>159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38]+58" office:value-type="float" office:value="1649" calcext:value-type="float">
            <text:p>1649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2</text:p>
          </table:table-cell>
          <table:table-cell table:formula="of:=[.B439]+58" office:value-type="float" office:value="1649" calcext:value-type="float">
            <text:p>1649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39]+58" office:value-type="float" office:value="1707" calcext:value-type="float">
            <text:p>1707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3</text:p>
          </table:table-cell>
          <table:table-cell table:formula="of:=[.B440]+58" office:value-type="float" office:value="1707" calcext:value-type="float">
            <text:p>1707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0]+58" office:value-type="float" office:value="1765" calcext:value-type="float">
            <text:p>1765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4</text:p>
          </table:table-cell>
          <table:table-cell table:formula="of:=[.B441]+58" office:value-type="float" office:value="1765" calcext:value-type="float">
            <text:p>1765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1]+58" office:value-type="float" office:value="1823" calcext:value-type="float">
            <text:p>1823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5</text:p>
          </table:table-cell>
          <table:table-cell table:formula="of:=[.B442]+58" office:value-type="float" office:value="1823" calcext:value-type="float">
            <text:p>1823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2]+58" office:value-type="float" office:value="1881" calcext:value-type="float">
            <text:p>188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6</text:p>
          </table:table-cell>
          <table:table-cell table:formula="of:=[.B443]+58" office:value-type="float" office:value="1881" calcext:value-type="float">
            <text:p>188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3]+58" office:value-type="float" office:value="1939" calcext:value-type="float">
            <text:p>1939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7</text:p>
          </table:table-cell>
          <table:table-cell table:formula="of:=[.B444]+58" office:value-type="float" office:value="1939" calcext:value-type="float">
            <text:p>1939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4]+58" office:value-type="float" office:value="1997" calcext:value-type="float">
            <text:p>1997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8</text:p>
          </table:table-cell>
          <table:table-cell table:formula="of:=[.B445]+58" office:value-type="float" office:value="1997" calcext:value-type="float">
            <text:p>1997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5]+58" office:value-type="float" office:value="2055" calcext:value-type="float">
            <text:p>2055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9</text:p>
          </table:table-cell>
          <table:table-cell table:formula="of:=[.B446]+58" office:value-type="float" office:value="2055" calcext:value-type="float">
            <text:p>2055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6]+58" office:value-type="float" office:value="2113" calcext:value-type="float">
            <text:p>2113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AnnualIncome_0</text:p>
          </table:table-cell>
          <table:table-cell office:value-type="float" office:value="482" calcext:value-type="float">
            <text:p>482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1</text:p>
          </table:table-cell>
          <table:table-cell office:value-type="float" office:value="541" calcext:value-type="float">
            <text:p>54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49]+58" office:value-type="float" office:value="599" calcext:value-type="float">
            <text:p>599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2</text:p>
          </table:table-cell>
          <table:table-cell table:formula="of:=[.B450]+58" office:value-type="float" office:value="599" calcext:value-type="float">
            <text:p>599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0]+58" office:value-type="float" office:value="657" calcext:value-type="float">
            <text:p>657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3</text:p>
          </table:table-cell>
          <table:table-cell table:formula="of:=[.B451]+58" office:value-type="float" office:value="657" calcext:value-type="float">
            <text:p>657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1]+58" office:value-type="float" office:value="715" calcext:value-type="float">
            <text:p>715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4</text:p>
          </table:table-cell>
          <table:table-cell table:formula="of:=[.B452]+58" office:value-type="float" office:value="715" calcext:value-type="float">
            <text:p>715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2]+58" office:value-type="float" office:value="773" calcext:value-type="float">
            <text:p>773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5</text:p>
          </table:table-cell>
          <table:table-cell table:formula="of:=[.B453]+58" office:value-type="float" office:value="773" calcext:value-type="float">
            <text:p>773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3]+58" office:value-type="float" office:value="831" calcext:value-type="float">
            <text:p>83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6</text:p>
          </table:table-cell>
          <table:table-cell table:formula="of:=[.B454]+58" office:value-type="float" office:value="831" calcext:value-type="float">
            <text:p>83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4]+58" office:value-type="float" office:value="889" calcext:value-type="float">
            <text:p>889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7</text:p>
          </table:table-cell>
          <table:table-cell table:formula="of:=[.B455]+58" office:value-type="float" office:value="889" calcext:value-type="float">
            <text:p>889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5]+58" office:value-type="float" office:value="947" calcext:value-type="float">
            <text:p>947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8</text:p>
          </table:table-cell>
          <table:table-cell table:formula="of:=[.B456]+58" office:value-type="float" office:value="947" calcext:value-type="float">
            <text:p>947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6]+58" office:value-type="float" office:value="1005" calcext:value-type="float">
            <text:p>1005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9</text:p>
          </table:table-cell>
          <table:table-cell table:formula="of:=[.B457]+58" office:value-type="float" office:value="1005" calcext:value-type="float">
            <text:p>1005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7]+58" office:value-type="float" office:value="1063" calcext:value-type="float">
            <text:p>1063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10</text:p>
          </table:table-cell>
          <table:table-cell table:formula="of:=[.B458]+58" office:value-type="float" office:value="1063" calcext:value-type="float">
            <text:p>1063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8]+58" office:value-type="float" office:value="1121" calcext:value-type="float">
            <text:p>112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11</text:p>
          </table:table-cell>
          <table:table-cell table:formula="of:=[.B459]+58" office:value-type="float" office:value="1121" calcext:value-type="float">
            <text:p>112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9]+58" office:value-type="float" office:value="1179" calcext:value-type="float">
            <text:p>1179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Email_0</text:p>
          </table:table-cell>
          <table:table-cell office:value-type="float" office:value="423" calcext:value-type="float">
            <text:p>423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</text:p>
          </table:table-cell>
          <table:table-cell office:value-type="float" office:value="482" calcext:value-type="float">
            <text:p>48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2]+58" office:value-type="float" office:value="540" calcext:value-type="float">
            <text:p>54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</text:p>
          </table:table-cell>
          <table:table-cell table:formula="of:=[.B463]+58" office:value-type="float" office:value="540" calcext:value-type="float">
            <text:p>54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3]+58" office:value-type="float" office:value="598" calcext:value-type="float">
            <text:p>59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3</text:p>
          </table:table-cell>
          <table:table-cell table:formula="of:=[.B464]+58" office:value-type="float" office:value="598" calcext:value-type="float">
            <text:p>598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4]+58" office:value-type="float" office:value="656" calcext:value-type="float">
            <text:p>656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4</text:p>
          </table:table-cell>
          <table:table-cell table:formula="of:=[.B465]+58" office:value-type="float" office:value="656" calcext:value-type="float">
            <text:p>65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5]+58" office:value-type="float" office:value="714" calcext:value-type="float">
            <text:p>71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5</text:p>
          </table:table-cell>
          <table:table-cell table:formula="of:=[.B466]+58" office:value-type="float" office:value="714" calcext:value-type="float">
            <text:p>714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6]+58" office:value-type="float" office:value="772" calcext:value-type="float">
            <text:p>77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6</text:p>
          </table:table-cell>
          <table:table-cell table:formula="of:=[.B467]+58" office:value-type="float" office:value="772" calcext:value-type="float">
            <text:p>77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7]+58" office:value-type="float" office:value="830" calcext:value-type="float">
            <text:p>83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7</text:p>
          </table:table-cell>
          <table:table-cell table:formula="of:=[.B468]+58" office:value-type="float" office:value="830" calcext:value-type="float">
            <text:p>83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8]+58" office:value-type="float" office:value="888" calcext:value-type="float">
            <text:p>88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8</text:p>
          </table:table-cell>
          <table:table-cell table:formula="of:=[.B469]+58" office:value-type="float" office:value="888" calcext:value-type="float">
            <text:p>888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9]+58" office:value-type="float" office:value="946" calcext:value-type="float">
            <text:p>946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9</text:p>
          </table:table-cell>
          <table:table-cell table:formula="of:=[.B470]+58" office:value-type="float" office:value="946" calcext:value-type="float">
            <text:p>94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0]+58" office:value-type="float" office:value="1004" calcext:value-type="float">
            <text:p>100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0</text:p>
          </table:table-cell>
          <table:table-cell table:formula="of:=[.B471]+58" office:value-type="float" office:value="1004" calcext:value-type="float">
            <text:p>1004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1]+58" office:value-type="float" office:value="1062" calcext:value-type="float">
            <text:p>106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1</text:p>
          </table:table-cell>
          <table:table-cell table:formula="of:=[.B472]+58" office:value-type="float" office:value="1062" calcext:value-type="float">
            <text:p>106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2]+58" office:value-type="float" office:value="1120" calcext:value-type="float">
            <text:p>112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2</text:p>
          </table:table-cell>
          <table:table-cell table:formula="of:=[.B473]+58" office:value-type="float" office:value="1120" calcext:value-type="float">
            <text:p>112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3]+58" office:value-type="float" office:value="1178" calcext:value-type="float">
            <text:p>117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3</text:p>
          </table:table-cell>
          <table:table-cell table:formula="of:=[.B474]+58" office:value-type="float" office:value="1178" calcext:value-type="float">
            <text:p>1178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4]+58" office:value-type="float" office:value="1236" calcext:value-type="float">
            <text:p>1236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4</text:p>
          </table:table-cell>
          <table:table-cell table:formula="of:=[.B475]+58" office:value-type="float" office:value="1236" calcext:value-type="float">
            <text:p>123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5]+58" office:value-type="float" office:value="1294" calcext:value-type="float">
            <text:p>129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5</text:p>
          </table:table-cell>
          <table:table-cell table:formula="of:=[.B476]+58" office:value-type="float" office:value="1294" calcext:value-type="float">
            <text:p>1294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6]+58" office:value-type="float" office:value="1352" calcext:value-type="float">
            <text:p>135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6</text:p>
          </table:table-cell>
          <table:table-cell table:formula="of:=[.B477]+58" office:value-type="float" office:value="1352" calcext:value-type="float">
            <text:p>135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7]+58" office:value-type="float" office:value="1410" calcext:value-type="float">
            <text:p>141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7</text:p>
          </table:table-cell>
          <table:table-cell table:formula="of:=[.B478]+58" office:value-type="float" office:value="1410" calcext:value-type="float">
            <text:p>141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8]+58" office:value-type="float" office:value="1468" calcext:value-type="float">
            <text:p>146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8</text:p>
          </table:table-cell>
          <table:table-cell table:formula="of:=[.B479]+58" office:value-type="float" office:value="1468" calcext:value-type="float">
            <text:p>1468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9]+58" office:value-type="float" office:value="1526" calcext:value-type="float">
            <text:p>1526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9</text:p>
          </table:table-cell>
          <table:table-cell table:formula="of:=[.B480]+58" office:value-type="float" office:value="1526" calcext:value-type="float">
            <text:p>152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0]+58" office:value-type="float" office:value="1584" calcext:value-type="float">
            <text:p>158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0</text:p>
          </table:table-cell>
          <table:table-cell table:formula="of:=[.B481]+58" office:value-type="float" office:value="1584" calcext:value-type="float">
            <text:p>1584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1]+58" office:value-type="float" office:value="1642" calcext:value-type="float">
            <text:p>164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1</text:p>
          </table:table-cell>
          <table:table-cell table:formula="of:=[.B482]+58" office:value-type="float" office:value="1642" calcext:value-type="float">
            <text:p>164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2]+58" office:value-type="float" office:value="1700" calcext:value-type="float">
            <text:p>170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2</text:p>
          </table:table-cell>
          <table:table-cell table:formula="of:=[.B483]+58" office:value-type="float" office:value="1700" calcext:value-type="float">
            <text:p>170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3]+58" office:value-type="float" office:value="1758" calcext:value-type="float">
            <text:p>175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3</text:p>
          </table:table-cell>
          <table:table-cell table:formula="of:=[.B484]+58" office:value-type="float" office:value="1758" calcext:value-type="float">
            <text:p>1758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4]+58" office:value-type="float" office:value="1816" calcext:value-type="float">
            <text:p>1816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4</text:p>
          </table:table-cell>
          <table:table-cell table:formula="of:=[.B485]+58" office:value-type="float" office:value="1816" calcext:value-type="float">
            <text:p>181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5]+58" office:value-type="float" office:value="1874" calcext:value-type="float">
            <text:p>187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5</text:p>
          </table:table-cell>
          <table:table-cell table:formula="of:=[.B486]+58" office:value-type="float" office:value="1874" calcext:value-type="float">
            <text:p>1874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6]+58" office:value-type="float" office:value="1932" calcext:value-type="float">
            <text:p>193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6</text:p>
          </table:table-cell>
          <table:table-cell table:formula="of:=[.B487]+58" office:value-type="float" office:value="1932" calcext:value-type="float">
            <text:p>193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7]+58" office:value-type="float" office:value="1990" calcext:value-type="float">
            <text:p>199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7</text:p>
          </table:table-cell>
          <table:table-cell table:formula="of:=[.B488]+58" office:value-type="float" office:value="1990" calcext:value-type="float">
            <text:p>199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8]+58" office:value-type="float" office:value="2048" calcext:value-type="float">
            <text:p>204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8</text:p>
          </table:table-cell>
          <table:table-cell table:formula="of:=[.B489]+58" office:value-type="float" office:value="2048" calcext:value-type="float">
            <text:p>2048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9]+58" office:value-type="float" office:value="2106" calcext:value-type="float">
            <text:p>2106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9</text:p>
          </table:table-cell>
          <table:table-cell table:formula="of:=[.B490]+58" office:value-type="float" office:value="2106" calcext:value-type="float">
            <text:p>210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90]+58" office:value-type="float" office:value="2164" calcext:value-type="float">
            <text:p>216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30</text:p>
          </table:table-cell>
          <table:table-cell table:formula="of:=[.B491]+58" office:value-type="float" office:value="2164" calcext:value-type="float">
            <text:p>2164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91]+58" office:value-type="float" office:value="2222" calcext:value-type="float">
            <text:p>222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31</text:p>
          </table:table-cell>
          <table:table-cell table:formula="of:=[.B492]+58" office:value-type="float" office:value="2222" calcext:value-type="float">
            <text:p>222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92]+58" office:value-type="float" office:value="2280" calcext:value-type="float">
            <text:p>228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PresentClass_6</text:p>
          </table:table-cell>
          <table:table-cell office:value-type="float" office:value="443" calcext:value-type="float">
            <text:p>443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7</text:p>
          </table:table-cell>
          <table:table-cell office:value-type="float" office:value="613" calcext:value-type="float">
            <text:p>613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8</text:p>
          </table:table-cell>
          <table:table-cell office:value-type="float" office:value="777" calcext:value-type="float">
            <text:p>777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9</text:p>
          </table:table-cell>
          <table:table-cell office:value-type="float" office:value="941" calcext:value-type="float">
            <text:p>941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10</text:p>
          </table:table-cell>
          <table:table-cell office:value-type="float" office:value="1104" calcext:value-type="float">
            <text:p>1104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11</text:p>
          </table:table-cell>
          <table:table-cell office:value-type="float" office:value="1268" calcext:value-type="float">
            <text:p>1268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12</text:p>
          </table:table-cell>
          <table:table-cell office:value-type="float" office:value="1433" calcext:value-type="float">
            <text:p>1433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ITI</text:p>
          </table:table-cell>
          <table:table-cell office:value-type="float" office:value="1597" calcext:value-type="float">
            <text:p>1597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PolyTechnic</text:p>
          </table:table-cell>
          <table:table-cell office:value-type="float" office:value="1762" calcext:value-type="float">
            <text:p>1762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Graduation</text:p>
          </table:table-cell>
          <table:table-cell office:value-type="float" office:value="2037" calcext:value-type="float">
            <text:p>2037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Vocation</text:p>
          </table:table-cell>
          <table:table-cell office:value-type="float" office:value="446" calcext:value-type="float">
            <text:p>446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PG</text:p>
          </table:table-cell>
          <table:table-cell office:value-type="float" office:value="721" calcext:value-type="float">
            <text:p>721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PresentClassStream_Science</text:p>
          </table:table-cell>
          <table:table-cell office:value-type="float" office:value="616" calcext:value-type="float">
            <text:p>616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Commerce</text:p>
          </table:table-cell>
          <table:table-cell office:value-type="float" office:value="889" calcext:value-type="float">
            <text:p>889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Arts</text:p>
          </table:table-cell>
          <table:table-cell office:value-type="float" office:value="1205" calcext:value-type="float">
            <text:p>1205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Others</text:p>
          </table:table-cell>
          <table:table-cell office:value-type="float" office:value="1477" calcext:value-type="float">
            <text:p>1477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Others_TextField</text:p>
          </table:table-cell>
          <table:table-cell office:value-type="float" office:value="1659" calcext:value-type="float">
            <text:p>1659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2232" calcext:value-type="float">
            <text:p>2232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ModeOfCourse_FullTime</text:p>
          </table:table-cell>
          <table:table-cell office:value-type="float" office:value="445" calcext:value-type="float">
            <text:p>445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string" calcext:value-type="string">
            <text:p>Academic_Details_ModeOfCourse_PartTime</text:p>
          </table:table-cell>
          <table:table-cell office:value-type="float" office:value="739" calcext:value-type="float">
            <text:p>739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string" calcext:value-type="string">
            <text:p>Academic_Details_ModeOfCourse_Distance</text:p>
          </table:table-cell>
          <table:table-cell office:value-type="float" office:value="1039" calcext:value-type="float">
            <text:p>1039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TypeofStudent_Hosteller</text:p>
          </table:table-cell>
          <table:table-cell office:value-type="float" office:value="1717" calcext:value-type="float">
            <text:p>1717</text:p>
          </table:table-cell>
          <table:table-cell office:value-type="float" office:value="3108" calcext:value-type="float">
            <text:p>3108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3156" calcext:value-type="float">
            <text:p>3156</text:p>
          </table:table-cell>
          <table:table-cell/>
        </table:table-row>
        <table:table-row table:style-name="ro1">
          <table:table-cell office:value-type="string" calcext:value-type="string">
            <text:p>Academic_Details_TypeofStudent_DayScholar</text:p>
          </table:table-cell>
          <table:table-cell office:value-type="float" office:value="2046" calcext:value-type="float">
            <text:p>2046</text:p>
          </table:table-cell>
          <table:table-cell office:value-type="float" office:value="3108" calcext:value-type="float">
            <text:p>310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3156" calcext:value-type="float">
            <text:p>31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AnnualFee_0</text:p>
          </table:table-cell>
          <table:table-cell office:value-type="float" office:value="505" calcext:value-type="float">
            <text:p>505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1</text:p>
          </table:table-cell>
          <table:table-cell office:value-type="float" office:value="564" calcext:value-type="float">
            <text:p>564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1]+58" office:value-type="float" office:value="622" calcext:value-type="float">
            <text:p>622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2</text:p>
          </table:table-cell>
          <table:table-cell table:formula="of:=[.B522]+58" office:value-type="float" office:value="622" calcext:value-type="float">
            <text:p>622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2]+58" office:value-type="float" office:value="680" calcext:value-type="float">
            <text:p>680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3</text:p>
          </table:table-cell>
          <table:table-cell table:formula="of:=[.B523]+58" office:value-type="float" office:value="680" calcext:value-type="float">
            <text:p>680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3]+58" office:value-type="float" office:value="738" calcext:value-type="float">
            <text:p>738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4</text:p>
          </table:table-cell>
          <table:table-cell table:formula="of:=[.B524]+58" office:value-type="float" office:value="738" calcext:value-type="float">
            <text:p>738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4]+58" office:value-type="float" office:value="796" calcext:value-type="float">
            <text:p>796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5</text:p>
          </table:table-cell>
          <table:table-cell table:formula="of:=[.B525]+58" office:value-type="float" office:value="796" calcext:value-type="float">
            <text:p>796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5]+58" office:value-type="float" office:value="854" calcext:value-type="float">
            <text:p>854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6</text:p>
          </table:table-cell>
          <table:table-cell table:formula="of:=[.B526]+58" office:value-type="float" office:value="854" calcext:value-type="float">
            <text:p>854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6]+58" office:value-type="float" office:value="912" calcext:value-type="float">
            <text:p>912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PreviousClassPassingYear_0</text:p>
          </table:table-cell>
          <table:table-cell office:value-type="float" office:value="445" calcext:value-type="float">
            <text:p>445</text:p>
          </table:table-cell>
          <table:table-cell office:value-type="float" office:value="3275" calcext:value-type="float">
            <text:p>327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Academic_Details_PreviousClassPassingYear_1</text:p>
          </table:table-cell>
          <table:table-cell office:value-type="float" office:value="503" calcext:value-type="float">
            <text:p>503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29]+58" office:value-type="float" office:value="561" calcext:value-type="float">
            <text:p>561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Academic_Details_PreviousClassPassingYear_2</text:p>
          </table:table-cell>
          <table:table-cell table:formula="of:=[.B530]+58" office:value-type="float" office:value="561" calcext:value-type="float">
            <text:p>561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E530]+58" office:value-type="float" office:value="619" calcext:value-type="float">
            <text:p>619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Academic_Details_PreviousClassPassingYear_3</text:p>
          </table:table-cell>
          <table:table-cell table:formula="of:=[.B531]+58" office:value-type="float" office:value="619" calcext:value-type="float">
            <text:p>619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E531]+58" office:value-type="float" office:value="677" calcext:value-type="float">
            <text:p>677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MarksObtained_0</text:p>
          </table:table-cell>
          <table:table-cell office:value-type="float" office:value="1017" calcext:value-type="float">
            <text:p>1017</text:p>
          </table:table-cell>
          <table:table-cell office:value-type="float" office:value="3275" calcext:value-type="float">
            <text:p>3275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string" calcext:value-type="string">
            <text:p>Academic_Details_MarksObtained_1</text:p>
          </table:table-cell>
          <table:table-cell office:value-type="float" office:value="1076" calcext:value-type="float">
            <text:p>1076</text:p>
          </table:table-cell>
          <table:table-cell office:value-type="float" office:value="3275" calcext:value-type="float">
            <text:p>3275</text:p>
          </table:table-cell>
          <table:table-cell/>
          <table:table-cell table:formula="of:=[.E534]+58" office:value-type="float" office:value="1134" calcext:value-type="float">
            <text:p>1134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string" calcext:value-type="string">
            <text:p>Academic_Details_MarksObtained_2</text:p>
          </table:table-cell>
          <table:table-cell table:formula="of:=[.B535]+58" office:value-type="float" office:value="1134" calcext:value-type="float">
            <text:p>1134</text:p>
          </table:table-cell>
          <table:table-cell office:value-type="float" office:value="3275" calcext:value-type="float">
            <text:p>3275</text:p>
          </table:table-cell>
          <table:table-cell/>
          <table:table-cell table:formula="of:=[.E535]+58" office:value-type="float" office:value="1192" calcext:value-type="float">
            <text:p>1192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TotalMarks_0</text:p>
          </table:table-cell>
          <table:table-cell office:value-type="float" office:value="1610" calcext:value-type="float">
            <text:p>1610</text:p>
          </table:table-cell>
          <table:table-cell office:value-type="float" office:value="3276" calcext:value-type="float">
            <text:p>3276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Academic_Details_TotalMarks_1</text:p>
          </table:table-cell>
          <table:table-cell office:value-type="float" office:value="1670" calcext:value-type="float">
            <text:p>1670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38]+58" office:value-type="float" office:value="1728" calcext:value-type="float">
            <text:p>1728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Academic_Details_TotalMarks_2</text:p>
          </table:table-cell>
          <table:table-cell table:formula="of:=[.B539]+58" office:value-type="float" office:value="1728" calcext:value-type="float">
            <text:p>1728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39]+58" office:value-type="float" office:value="1786" calcext:value-type="float">
            <text:p>1786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Academic_Details_TotalMarks_3</text:p>
          </table:table-cell>
          <table:table-cell table:formula="of:=[.B540]+58" office:value-type="float" office:value="1786" calcext:value-type="float">
            <text:p>1786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40]+58" office:value-type="float" office:value="1844" calcext:value-type="float">
            <text:p>1844</text:p>
          </table:table-cell>
          <table:table-cell office:value-type="float" office:value="3326" calcext:value-type="float">
            <text:p>33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21:57:17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1:03:02.317000000</meta:creation-date>
    <dc:date>2019-07-20T22:06:40.596000000</dc:date>
    <meta:editing-duration>PT40M44S</meta:editing-duration>
    <meta:editing-cycles>9</meta:editing-cycles>
    <meta:generator>LibreOffice/6.2.4.2$Windows_X86_64 LibreOffice_project/2412653d852ce75f65fbfa83fb7e7b669a126d64</meta:generator>
    <meta:document-statistic meta:table-count="1" meta:cell-count="2018" meta:object-count="0"/>
  </office:meta>
</office:document-meta>
</file>